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H</mi>
        </mrow>
        <mrow>
          <mo stretchy="false">∂</mo>
          <mi>t</mi>
        </mrow>
      </mfrac>
      <mrow>
        <mi/>
        <mo stretchy="false">=</mo>
        <mi/>
      </mrow>
      <mn>0</mn>
      <mi/>
      <mo stretchy="false">⇔</mo>
      <mi/>
      <mi>H</mi>
      <mi/>
      <mi mathvariant="normal">:</mi>
      <mstyle mathvariant="bold">
        <mrow>
          <mtext> Integral der Bewegung</mtext>
        </mrow>
      </mstyle>
    </mrow>
    <annotation encoding="StarMath 5.0">{partial H } over {partial t} `=` 0 ~ dlrarrow ~ H `: bold " Integral der Bewegung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44:05.150000000</meta:creation-date>
    <meta:generator>LibreOffice/4.1.4.2$Windows_x86 LibreOffice_project/0a0440ccc0227ad9829de5f46be37cfb6edcf72</meta:generator>
  </office:meta>
</office:document-meta>
</file>